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3ebd" officeooo:paragraph-rsid="00083eb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/>
      <style:text-properties fo:font-weight="bold" officeooo:rsid="00083ebd" officeooo:paragraph-rsid="00083eb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/>
      <style:text-properties fo:font-weight="bold" officeooo:rsid="00083ebd" officeooo:paragraph-rsid="00083ebd" style:font-weight-asian="bold" style:font-weight-complex="bold"/>
    </style:style>
    <style:style style:name="P4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/>
      <style:text-properties officeooo:paragraph-rsid="00083e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3ebd" style:font-weight-asian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ivos Geral e especifico do <text:s/>sistema A&amp;A Game Store</text:p>
      <text:p text:style-name="P1"><text:span text:style-name="T1"/></text:p>
      <text:p text:style-name="P1"><text:span text:style-name="T1"/></text:p>
      <text:p text:style-name="P2">Objetivo geral</text:p>
      <text:p text:style-name="P2"><text:span text:style-name="T1">O Sistema A&amp;A Game Store tem por objetivo ser uma solução rápida e eficaz para uma empresa de compra e venda de jogos, consoles e periféricos. Funcionando tanto quanto um sistema online de compra quanto um software de gerenciamento de compras e vendas da loja física.</text:span></text:p>
      <text:p text:style-name="P3"><text:span text:style-name="T1">O objetivo geral do sistema é ser uma solução para gerenciamento tanto online quanto offline das atividades da empresa A&amp;A Game Store.</text:span></text:p>
      <text:p text:style-name="P3"><text:span text:style-name="T1"/></text:p>
      <text:p text:style-name="P3">Objetivos específicos</text:p>
      <text:list xml:id="list3268610407246795987" text:style-name="L1">
        <text:list-item>
          <text:p text:style-name="P4"><text:span text:style-name="T2">Controlar o estoque da loja</text:span></text:p>
        </text:list-item>
        <text:list-item>
          <text:p text:style-name="P4"><text:span text:style-name="T2">Realizar a compra online através do site da empresa.</text:span></text:p>
        </text:list-item>
        <text:list-item>
          <text:p text:style-name="P4"><text:span text:style-name="T2">Facilitar a compra e venda de produtos para a empres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4:04:53.153081216</meta:creation-date>
    <dc:date>2015-11-17T14:16:36.760520033</dc:date>
    <meta:editing-duration>PT11M44S</meta:editing-duration>
    <meta:editing-cycles>1</meta:editing-cycles>
    <meta:document-statistic meta:table-count="0" meta:image-count="0" meta:object-count="0" meta:page-count="1" meta:paragraph-count="8" meta:word-count="108" meta:character-count="627" meta:non-whitespace-character-count="528"/>
    <meta:generator>LibreOffice/4.4.2.2$Linux_X86_64 LibreOffice_project/40m0$Build-2</meta:generator>
  </office:meta>
</office:document-meta>
</file>